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ErrorsNode.is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s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ndleErrorsNode.HandleErrorsNode( String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ErrorsNode.setChildren( Processing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sNode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